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0.956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ód. Compensação</text:p>
          </table:table-cell>
          <table:table-cell office:value-type="string">
            <text:p>Nome do Banco</text:p>
          </table:table-cell>
          <table:table-cell office:value-type="string">
            <text:p>Página na Internet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Banco ABC Brasil S.A.</text:p>
          </table:table-cell>
          <table:table-cell office:value-type="string">
            <text:p>www.abcbrasil.com.b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anco Alfa S.A.</text:p>
          </table:table-cell>
          <table:table-cell office:value-type="string">
            <text:p>www.bancoalfa.com.br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Banco Alvorada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anco Banerj S.A.</text:p>
          </table:table-cell>
          <table:table-cell office:value-type="string">
            <text:p>www.banerj.com.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nco Bankpar S.A.</text:p>
          </table:table-cell>
          <table:table-cell office:value-type="string">
            <text:p>www.aexp.com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Banco Barclays S.A.</text:p>
          </table:table-cell>
          <table:table-cell office:value-type="string">
            <text:p>www.barclays.com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anco BBM S.A.</text:p>
          </table:table-cell>
          <table:table-cell office:value-type="string">
            <text:p>www.bbmbank.com.b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nco Beg S.A.</text:p>
          </table:table-cell>
          <table:table-cell office:value-type="string">
            <text:p>www.itau.com.br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Banco BGN S.A.</text:p>
          </table:table-cell>
          <table:table-cell office:value-type="string">
            <text:p>www.bgn.com.br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anco BM&amp;FBOVESPA de Serviços de Liquidação e Custódia S.A</text:p>
          </table:table-cell>
          <table:table-cell office:value-type="string">
            <text:p>www.bmf.com.br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Banco BMG S.A.</text:p>
          </table:table-cell>
          <table:table-cell office:value-type="string">
            <text:p>www.bancobmg.com.br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Banco BNP Paribas Brasil S.A.</text:p>
          </table:table-cell>
          <table:table-cell office:value-type="string">
            <text:p>www.bnpparibas.com.br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Banco Boavista Interatlântico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Banco Bonsucesso S.A.</text:p>
          </table:table-cell>
          <table:table-cell office:value-type="string">
            <text:p>www.bancobonsucesso.com.br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anco Bracce S.A.</text:p>
          </table:table-cell>
          <table:table-cell office:value-type="string">
            <text:p>www.bancobracce.com.br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anco Bradesco BBI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nco Bradesco Cartões S.A.</text:p>
          </table:table-cell>
          <table:table-cell office:value-type="string">
            <text:p>www.iamex.com.br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Banco Bradesco Financiamentos S.A.</text:p>
          </table:table-cell>
          <table:table-cell office:value-type="string">
            <text:p>www.bmc.com.br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Banco Bradesco S.A.</text:p>
          </table:table-cell>
          <table:table-cell office:value-type="string">
            <text:p>www.bradesco.com.br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Banco BTG Pactual S.A.</text:p>
          </table:table-cell>
          <table:table-cell office:value-type="string">
            <text:p>www.pactual.com.br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Banco Cacique S.A.</text:p>
          </table:table-cell>
          <table:table-cell office:value-type="string">
            <text:p>www.bancocacique.com.br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Banco Caixa Geral - Brasil S.A.</text:p>
          </table:table-cell>
          <table:table-cell office:value-type="string">
            <text:p>www.bcgbrasil.com.b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anco Cargill S.A.</text:p>
          </table:table-cell>
          <table:table-cell office:value-type="string">
            <text:p>www.bancocargill.com.br</text:p>
          </table:table-cell>
        </table:table-row>
        <table:table-row table:style-name="ro1">
          <table:table-cell/>
          <table:table-cell office:value-type="string">
            <text:p>Banco Caterpillar S.A.</text:p>
          </table:table-cell>
          <table:table-cell office:value-type="string">
            <text:p>www.catfinancial.com.br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Banco Cifra S.A.</text:p>
          </table:table-cell>
          <table:table-cell office:value-type="string">
            <text:p>www.bancocifra.com.br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Banco Citibank S.A.</text:p>
          </table:table-cell>
          <table:table-cell office:value-type="string">
            <text:p>www.citibank.com.br</text:p>
          </table:table-cell>
        </table:table-row>
        <table:table-row table:style-name="ro1">
          <table:table-cell office:value-type="string">
            <text:p>M08</text:p>
          </table:table-cell>
          <table:table-cell office:value-type="string">
            <text:p>Banco Citicard S.A.</text:p>
          </table:table-cell>
          <table:table-cell office:value-type="string">
            <text:p>www.credicardbanco.com.br</text:p>
          </table:table-cell>
        </table:table-row>
        <table:table-row table:style-name="ro1">
          <table:table-cell office:value-type="string">
            <text:p>M19</text:p>
          </table:table-cell>
          <table:table-cell office:value-type="string">
            <text:p>Banco CNH Capital S.A.</text:p>
          </table:table-cell>
          <table:table-cell office:value-type="string">
            <text:p>www.bancocnh.com.br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Banco Comercial e de Investimento Sudameris S.A.</text:p>
          </table:table-cell>
          <table:table-cell office:value-type="string">
            <text:p>www.sudameris.com.br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nco Confidence de Câmbio S.A.</text:p>
          </table:table-cell>
          <table:table-cell office:value-type="string">
            <text:p>www.bancoconfidence.com.br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Banco Cooperativo do Brasil S.A. - BANCOOB</text:p>
          </table:table-cell>
          <table:table-cell office:value-type="string">
            <text:p>www.bancoob.com.br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Banco Cooperativo Sicredi S.A.</text:p>
          </table:table-cell>
          <table:table-cell office:value-type="string">
            <text:p>www.sicredi.com.br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Banco Credit Agricole Brasil S.A.</text:p>
          </table:table-cell>
          <table:table-cell office:value-type="string">
            <text:p>www.calyon.com.br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Banco Credit Suisse (Brasil) S.A.</text:p>
          </table:table-cell>
          <table:table-cell office:value-type="string">
            <text:p>www.csfb.com</text:p>
          </table:table-cell>
        </table:table-row>
        <table:table-row table:style-name="ro2">
          <table:table-cell/>
          <table:table-cell office:value-type="string">
            <text:p>Banco CSF S.A.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co da Amazônia S.A.</text:p>
          </table:table-cell>
          <table:table-cell office:value-type="string">
            <text:p>www.bancoamazonia.com.br</text:p>
          </table:table-cell>
        </table:table-row>
        <table:table-row table:style-name="ro2">
          <table:table-cell office:value-type="string">
            <text:p>083-3</text:p>
          </table:table-cell>
          <table:table-cell office:value-type="string">
            <text:p>Banco da China Brasil S.A.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Banco Daycoval S.A.</text:p>
          </table:table-cell>
          <table:table-cell office:value-type="string">
            <text:p>www.daycoval.com.br</text:p>
          </table:table-cell>
        </table:table-row>
        <table:table-row table:style-name="ro1">
          <table:table-cell office:value-type="string">
            <text:p>M06</text:p>
          </table:table-cell>
          <table:table-cell office:value-type="string">
            <text:p>Banco de Lage Landen Brasil S.A.</text:p>
          </table:table-cell>
          <table:table-cell office:value-type="string">
            <text:p>www.delagelanden.co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nco de Pernambuco S.A. - BANDEPE</text:p>
          </table:table-cell>
          <table:table-cell office:value-type="string">
            <text:p>www.bandepe.com.br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Banco de Tokyo-Mitsubishi UFJ Brasil S.A.</text:p>
          </table:table-cell>
          <table:table-cell office:value-type="string">
            <text:p>www.btm.com.br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Banco Dibens S.A.</text:p>
          </table:table-cell>
          <table:table-cell office:value-type="string">
            <text:p>www.bancodibens.com.b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co do Brasil S.A.</text:p>
          </table:table-cell>
          <table:table-cell office:value-type="string">
            <text:p>www.bb.com.br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anco do Estado de Sergipe S.A.</text:p>
          </table:table-cell>
          <table:table-cell office:value-type="string">
            <text:p>www.banese.com.b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nco do Estado do Pará S.A.</text:p>
          </table:table-cell>
          <table:table-cell office:value-type="string">
            <text:p>www.banparanet.com.b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anco do Estado do Rio Grande do Sul S.A.</text:p>
          </table:table-cell>
          <table:table-cell office:value-type="string">
            <text:p>www.banrisul.com.b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co do Nordeste do Brasil S.A.</text:p>
          </table:table-cell>
          <table:table-cell office:value-type="string">
            <text:p>www.banconordeste.gov.br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Banco Fator S.A.</text:p>
          </table:table-cell>
          <table:table-cell office:value-type="string">
            <text:p>www.bancofator.com.br</text:p>
          </table:table-cell>
        </table:table-row>
        <table:table-row table:style-name="ro1">
          <table:table-cell office:value-type="string">
            <text:p>M03</text:p>
          </table:table-cell>
          <table:table-cell office:value-type="string">
            <text:p>Banco Fiat S.A.</text:p>
          </table:table-cell>
          <table:table-cell office:value-type="string">
            <text:p>www.bancofiat.com.br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nco Fibra S.A.</text:p>
          </table:table-cell>
          <table:table-cell office:value-type="string">
            <text:p>www.bancofibra.com.br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Banco Ficsa S.A.</text:p>
          </table:table-cell>
          <table:table-cell office:value-type="string">
            <text:p>www.ficsa.com.br</text:p>
          </table:table-cell>
        </table:table-row>
        <table:table-row table:style-name="ro1">
          <table:table-cell/>
          <table:table-cell office:value-type="string">
            <text:p>Banco Fidis S.A.</text:p>
          </table:table-cell>
          <table:table-cell office:value-type="string">
            <text:p>www.bancofidis.com.br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Banco Finasa BMC S.A.</text:p>
          </table:table-cell>
          <table:table-cell office:value-type="string">
            <text:p>www.bmc.com.br</text:p>
          </table:table-cell>
        </table:table-row>
        <table:table-row table:style-name="ro1">
          <table:table-cell office:value-type="string">
            <text:p>M18</text:p>
          </table:table-cell>
          <table:table-cell office:value-type="string">
            <text:p>Banco Ford S.A.</text:p>
          </table:table-cell>
          <table:table-cell office:value-type="string">
            <text:p>www.bancoford.com.br</text:p>
          </table:table-cell>
        </table:table-row>
        <table:table-row table:style-name="ro1">
          <table:table-cell office:value-type="string">
            <text:p>M07</text:p>
          </table:table-cell>
          <table:table-cell office:value-type="string">
            <text:p>Banco GMAC S.A.</text:p>
          </table:table-cell>
          <table:table-cell office:value-type="string">
            <text:p>www.bancogm.com.br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Banco Guanabara S.A.</text:p>
          </table:table-cell>
          <table:table-cell office:value-type="string">
            <text:p>www.bcoguan.com.br</text:p>
          </table:table-cell>
        </table:table-row>
        <table:table-row table:style-name="ro1">
          <table:table-cell office:value-type="string">
            <text:p>M22</text:p>
          </table:table-cell>
          <table:table-cell office:value-type="string">
            <text:p>Banco Honda S.A.</text:p>
          </table:table-cell>
          <table:table-cell office:value-type="string">
            <text:p>www.bancohonda.com.br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anco Ibi S.A. Banco Múltiplo</text:p>
          </table:table-cell>
          <table:table-cell office:value-type="string">
            <text:p>www.ibi.com.br</text:p>
          </table:table-cell>
        </table:table-row>
        <table:table-row table:style-name="ro1">
          <table:table-cell office:value-type="string">
            <text:p>M11</text:p>
          </table:table-cell>
          <table:table-cell office:value-type="string">
            <text:p>Banco IBM S.A.</text:p>
          </table:table-cell>
          <table:table-cell office:value-type="string">
            <text:p>www.ibm.com/br/financing/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Banco Industrial do Brasil S.A.</text:p>
          </table:table-cell>
          <table:table-cell office:value-type="string">
            <text:p>www.bancoindustrial.com.br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Banco Industrial e Comercial S.A.</text:p>
          </table:table-cell>
          <table:table-cell office:value-type="string">
            <text:p>www.bicbanco.com.br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Banco Indusval S.A.</text:p>
          </table:table-cell>
          <table:table-cell office:value-type="string">
            <text:p>www.bip.b.br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Banco Investcred Unibanco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Banco Itaú BBA S.A.</text:p>
          </table:table-cell>
          <table:table-cell office:value-type="string">
            <text:p>www.itaubba.com.br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Banco ItaúBank S.A</text:p>
          </table:table-cell>
          <table:table-cell office:value-type="string">
            <text:p>www.itaubank.com.br</text:p>
          </table:table-cell>
        </table:table-row>
        <table:table-row table:style-name="ro1">
          <table:table-cell/>
          <table:table-cell office:value-type="string">
            <text:p>Banco Itaucard S.A.</text:p>
          </table:table-cell>
          <table:table-cell/>
        </table:table-row>
        <table:table-row table:style-name="ro1">
          <table:table-cell office:value-type="string">
            <text:p>M09</text:p>
          </table:table-cell>
          <table:table-cell office:value-type="string">
            <text:p>Banco Itaucred Financiamentos S.A.</text:p>
          </table:table-cell>
          <table:table-cell office:value-type="string">
            <text:p>www.itaucred.com.br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Banco J. P. Morgan S.A.</text:p>
          </table:table-cell>
          <table:table-cell office:value-type="string">
            <text:p>www.jpmorgan.co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Banco J. Safra S.A.</text:p>
          </table:table-cell>
          <table:table-cell office:value-type="string">
            <text:p>www.jsafra.com.br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Banco John Deere S.A.</text:p>
          </table:table-cell>
          <table:table-cell office:value-type="string">
            <text:p>www.johndeere.com.br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Banco Luso Brasileiro S.A.</text:p>
          </table:table-cell>
          <table:table-cell office:value-type="string">
            <text:p>www.lusobrasileiro.com.br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Banco Mercantil do Brasil S.A.</text:p>
          </table:table-cell>
          <table:table-cell office:value-type="string">
            <text:p>www.mercantil.com.br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Banco Mizuho do Brasil S.A.</text:p>
          </table:table-cell>
          <table:table-cell office:value-type="string">
            <text:p>www.mizuhobank.com/brazil/pt/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Banco Modal S.A.</text:p>
          </table:table-cell>
          <table:table-cell office:value-type="string">
            <text:p>www.bancomodal.com.b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anco Opportunity S.A.</text:p>
          </table:table-cell>
          <table:table-cell office:value-type="string">
            <text:p>www.opportunity.com.br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anco Original do Agronegócio S.A.</text:p>
          </table:table-cell>
          <table:table-cell office:value-type="string">
            <text:p>www.bancooriginal.com.br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Banco Panamericano S.A.</text:p>
          </table:table-cell>
          <table:table-cell office:value-type="string">
            <text:p>www.panamericano.com.br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Banco Paulista S.A.</text:p>
          </table:table-cell>
          <table:table-cell office:value-type="string">
            <text:p>www.bancopaulista.com.br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Banco Pine S.A.</text:p>
          </table:table-cell>
          <table:table-cell office:value-type="string">
            <text:p>www.bancopine.com.br</text:p>
          </table:table-cell>
        </table:table-row>
        <table:table-row table:style-name="ro1">
          <table:table-cell office:value-type="string">
            <text:p>M24</text:p>
          </table:table-cell>
          <table:table-cell office:value-type="string">
            <text:p>Banco PSA Finance Brasil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Banco Rabobank International Brasil S.A.</text:p>
          </table:table-cell>
          <table:table-cell office:value-type="string">
            <text:p>www.rabobank.com.br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Banco Real S.A.</text:p>
          </table:table-cell>
          <table:table-cell office:value-type="string">
            <text:p>www.bancoreal.com.br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Banco Rendimento S.A.</text:p>
          </table:table-cell>
          <table:table-cell office:value-type="string">
            <text:p>www.rendimento.com.br</text:p>
          </table:table-cell>
        </table:table-row>
        <table:table-row table:style-name="ro1">
          <table:table-cell office:value-type="string">
            <text:p>M16</text:p>
          </table:table-cell>
          <table:table-cell office:value-type="string">
            <text:p>Banco Rodobens S.A.</text:p>
          </table:table-cell>
          <table:table-cell office:value-type="string">
            <text:p>www.rodobens.com.br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anco Rural Mais S.A.</text:p>
          </table:table-cell>
          <table:table-cell office:value-type="string">
            <text:p>www.rural.com.br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Banco Rural S.A.</text:p>
          </table:table-cell>
          <table:table-cell office:value-type="string">
            <text:p>www.rural.com.br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Banco Safra S.A.</text:p>
          </table:table-cell>
          <table:table-cell office:value-type="string">
            <text:p>www.safra.com.b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nco Santander (Brasil) S.A.</text:p>
          </table:table-cell>
          <table:table-cell office:value-type="string">
            <text:p>www.santander.com.br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Banco Simples S.A.</text:p>
          </table:table-cell>
          <table:table-cell office:value-type="string">
            <text:p>www.bancosimples.com.br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Banco Société Générale Brasil S.A.</text:p>
          </table:table-cell>
          <table:table-cell office:value-type="string">
            <text:p>www.sgbrasil.com.b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nco Standard de Investimentos S.A.</text:p>
          </table:table-cell>
          <table:table-cell office:value-type="string">
            <text:p>www.standardbank.com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Banco Sumitomo Mitsui Brasileiro S.A.</text:p>
          </table:table-cell>
          <table:table-cell office:value-type="string">
            <text:p>não possue site</text:p>
          </table:table-cell>
        </table:table-row>
        <table:table-row table:style-name="ro1">
          <table:table-cell office:value-type="string">
            <text:p>082-5</text:p>
          </table:table-cell>
          <table:table-cell office:value-type="string">
            <text:p>Banco Topázio S.A.</text:p>
          </table:table-cell>
          <table:table-cell office:value-type="string">
            <text:p>www.bancotopazio.com.br</text:p>
          </table:table-cell>
        </table:table-row>
        <table:table-row table:style-name="ro1">
          <table:table-cell office:value-type="string">
            <text:p>M20</text:p>
          </table:table-cell>
          <table:table-cell office:value-type="string">
            <text:p>Banco Toyota do Brasil S.A.</text:p>
          </table:table-cell>
          <table:table-cell office:value-type="string">
            <text:p>www.bancotoyota.com.br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Banco Triângulo S.A.</text:p>
          </table:table-cell>
          <table:table-cell office:value-type="string">
            <text:p>www.tribanco.com.br</text:p>
          </table:table-cell>
        </table:table-row>
        <table:table-row table:style-name="ro1">
          <table:table-cell office:value-type="string">
            <text:p>M14</text:p>
          </table:table-cell>
          <table:table-cell office:value-type="string">
            <text:p>Banco Volkswagen S.A.</text:p>
          </table:table-cell>
          <table:table-cell office:value-type="string">
            <text:p>www.bancovw.com.br</text:p>
          </table:table-cell>
        </table:table-row>
        <table:table-row table:style-name="ro2">
          <table:table-cell office:value-type="string">
            <text:p>M23</text:p>
          </table:table-cell>
          <table:table-cell office:value-type="string">
            <text:p>Banco Volvo (Brasil) S.A.</text:p>
          </table:table-cell>
          <table:table-cell office:value-type="string">
            <text:p>Não possui site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Banco Votorantim S.A.</text:p>
          </table:table-cell>
          <table:table-cell office:value-type="string">
            <text:p>www.bancovotorantim.com.br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Banco VR S.A.</text:p>
          </table:table-cell>
          <table:table-cell office:value-type="string">
            <text:p>www.vr.com.br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anco Western Union do Brasil S.A.</text:p>
          </table:table-cell>
          <table:table-cell/>
        </table:table-row>
        <table:table-row table:style-name="ro1">
          <table:table-cell/>
          <table:table-cell office:value-type="string">
            <text:p>Banco Yamaha Motor S.A.</text:p>
          </table:table-cell>
          <table:table-cell office:value-type="string">
            <text:p>www.yamaha-motor.com.b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NESTES S.A. Banco do Estado do Espírito Santo</text:p>
          </table:table-cell>
          <table:table-cell office:value-type="string">
            <text:p>www.banestes.com.br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Banif-Banco Internacional do Funchal (Brasil)S.A.</text:p>
          </table:table-cell>
          <table:table-cell office:value-type="string">
            <text:p>www.banif.com.br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Bank of America Merrill Lynch Banco Múltiplo S.A.</text:p>
          </table:table-cell>
          <table:table-cell office:value-type="string">
            <text:p>www.ml.com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BB Banco Popular do Brasil S.A.</text:p>
          </table:table-cell>
          <table:table-cell office:value-type="string">
            <text:p>www.bancopopulardobrasil.com.br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BCV - Banco de Crédito e Varejo S.A.</text:p>
          </table:table-cell>
          <table:table-cell office:value-type="string">
            <text:p>www.bancobcv.com.br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ES Investimento do Brasil S.A.-Banco de Investimento</text:p>
          </table:table-cell>
          <table:table-cell office:value-type="string">
            <text:p>www.besinvestimento.com.br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PN Brasil Banco Múltiplo S.A.</text:p>
          </table:table-cell>
          <table:table-cell office:value-type="string">
            <text:p>www.bpnbrasil.com.br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Brasil Plural S.A. - Banco Múltiplo</text:p>
          </table:table-cell>
          <table:table-cell office:value-type="string">
            <text:p>www.brasilplural.com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RB - Banco de Brasília S.A.</text:p>
          </table:table-cell>
          <table:table-cell office:value-type="string">
            <text:p>www.brb.com.br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aixa Econômica Federal</text:p>
          </table:table-cell>
          <table:table-cell office:value-type="string">
            <text:p>www.caixa.gov.br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Citibank S.A.</text:p>
          </table:table-cell>
          <table:table-cell office:value-type="string">
            <text:p>www.citibank.com/brasil</text:p>
          </table:table-cell>
        </table:table-row>
        <table:table-row table:style-name="ro1">
          <table:table-cell office:value-type="string">
            <text:p>081-7</text:p>
          </table:table-cell>
          <table:table-cell office:value-type="string">
            <text:p>Concórdia Banco S.A.</text:p>
          </table:table-cell>
          <table:table-cell office:value-type="string">
            <text:p>www.concordiabanco.com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eutsche Bank S.A. - Banco Alemão</text:p>
          </table:table-cell>
          <table:table-cell office:value-type="string">
            <text:p>www.deutsche-bank.com.br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oldman Sachs do Brasil Banco Múltiplo S.A.</text:p>
          </table:table-cell>
          <table:table-cell office:value-type="string">
            <text:p>www.goldmansachs.co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Hipercard Banco Múltiplo S.A.</text:p>
          </table:table-cell>
          <table:table-cell office:value-type="string">
            <text:p>www.hipercard.com.br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HSBC Bank Brasil S.A. - Banco Múltiplo</text:p>
          </table:table-cell>
          <table:table-cell office:value-type="string">
            <text:p>www.hsbc.com.br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ING Bank N.V.</text:p>
          </table:table-cell>
          <table:table-cell office:value-type="string">
            <text:p>www.ing.com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Itaú Unibanco Holding S.A.</text:p>
          </table:table-cell>
          <table:table-cell office:value-type="string">
            <text:p>www.itau.com.br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Itaú Unibanco S.A.</text:p>
          </table:table-cell>
          <table:table-cell office:value-type="string">
            <text:p>www.itau.com.br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JPMorgan Chase Bank</text:p>
          </table:table-cell>
          <table:table-cell office:value-type="string">
            <text:p>www.jpmorganchase.com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cotiabank Brasil S.A. Banco Múltiplo</text:p>
          </table:table-cell>
          <table:table-cell office:value-type="string">
            <text:p>www.br.scotiabank.com</text:p>
          </table:table-cell>
        </table:table-row>
        <table:table-row table:style-name="ro1">
          <table:table-cell/>
          <table:table-cell office:value-type="string">
            <text:p>Standard Chartered Bank (Brasil) S/A–Bco Invest.</text:p>
          </table:table-cell>
          <table:table-cell office:value-type="string">
            <text:p>www.standardchartered.com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UNIBANCO - União de Bancos Brasileiros S.A.</text:p>
          </table:table-cell>
          <table:table-cell office:value-type="string">
            <text:p>www.unibanco.com.br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Unicard Banco Múltiplo S.A.</text:p>
          </table:table-cell>
          <table:table-cell office:value-type="string">
            <text:p>www.unicard.com.br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20/09/2013 14:52:27</text:p>
          </table:table-cell>
          <table:table-cell table:number-columns-repeated="2"/>
        </table:table-row>
        <table:table-row table:style-name="ro2" table:number-rows-repeated="104844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range table:name="HTML_1" table:base-cell-address="$Planilha1.$A$1" table:cell-range-address=".$A$1:.$C$128"/>
        <table:named-range table:name="HTML_2" table:base-cell-address="$Planilha1.$A$1" table:cell-range-address=".$A$1:.$C$128"/>
        <table:named-range table:name="HTML_all" table:base-cell-address="$Planilha1.$A$1" table:cell-range-address=".$A$1:.$C$132"/>
        <table:named-range table:name="HTML_tables" table:base-cell-address="$Planilh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EBRABAN - LISTA DE BANCOS</dc:title>
    <meta:generator>LibreOffice/3.5$Linux_X86_64 LibreOffice_project/350m1$Build-2</meta:generator>
    <dc:date>2013-09-20T15:10:08</dc:date>
    <dc:creator>Sesóstris Vieira</dc:creator>
    <meta:editing-duration>P0D</meta:editing-duration>
    <meta:editing-cycles>1</meta:editing-cycles>
    <meta:document-statistic meta:table-count="1" meta:cell-count="369" meta:object-count="0"/>
  </office:meta>
</office:document-meta>
</file>